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7]-[.B147]" office:value-type="float" office:value="-0.000900000000000012" calcext:value-type="float">
            <text:p>-0,000900000000000012</text:p>
          </table:table-cell>
          <table:table-cell table:formula="of:=SQRT([.C147]*[.C147] + [.F147]*[.F147])" office:value-type="float" office:value="0.0162634559672906" calcext:value-type="float">
            <text:p>0,0163</text:p>
          </table:table-cell>
          <table:table-cell table:formula="of:=(([.E147]-[.B147]) / [.B147]) * 100" office:value-type="float" office:value="-0.468750000000006" calcext:value-type="float">
            <text:p>-0,4688</text:p>
          </table:table-cell>
          <table:table-cell/>
          <table:table-cell table:formula="of:=[.H147]+1.96*[.I147]" office:value-type="float" office:value="0.0309763736958896" calcext:value-type="float">
            <text:p>0,0310</text:p>
          </table:table-cell>
          <table:table-cell table:formula="of:=[.H147]-1.96*[.I147]" office:value-type="float" office:value="-0.0327763736958896" calcext:value-type="float">
            <text:p>-0,03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48]-[.B148]" office:value-type="float" office:value="0" calcext:value-type="float">
            <text:p>0</text:p>
          </table:table-cell>
          <table:table-cell table:formula="of:=SQRT([.C148]*[.C148] + [.F148]*[.F148])" office:value-type="float" office:value="0.00494974746830583" calcext:value-type="float">
            <text:p>0,0049</text:p>
          </table:table-cell>
          <table:table-cell table:formula="of:=(([.E148]-[.B148]) / [.B148]) * 100" office:value-type="float" office:value="0" calcext:value-type="float">
            <text:p>0,0000</text:p>
          </table:table-cell>
          <table:table-cell/>
          <table:table-cell table:formula="of:=[.H148]+1.96*[.I148]" office:value-type="float" office:value="0.00970150503787943" calcext:value-type="float">
            <text:p>0,0097</text:p>
          </table:table-cell>
          <table:table-cell table:formula="of:=[.H148]-1.96*[.I148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49]-[.B149]" office:value-type="float" office:value="0.000599999999999989" calcext:value-type="float">
            <text:p>0,000599999999999989</text:p>
          </table:table-cell>
          <table:table-cell table:formula="of:=SQRT([.C149]*[.C149] + [.F149]*[.F149])" office:value-type="float" office:value="0.00622253967444162" calcext:value-type="float">
            <text:p>0,0062</text:p>
          </table:table-cell>
          <table:table-cell table:formula="of:=(([.E149]-[.B149]) / [.B149]) * 100" office:value-type="float" office:value="0.230414746543775" calcext:value-type="float">
            <text:p>0,2304</text:p>
          </table:table-cell>
          <table:table-cell/>
          <table:table-cell table:formula="of:=[.H149]+1.96*[.I149]" office:value-type="float" office:value="0.0127961777619056" calcext:value-type="float">
            <text:p>0,0128</text:p>
          </table:table-cell>
          <table:table-cell table:formula="of:=[.H149]-1.96*[.I149]" office:value-type="float" office:value="-0.0115961777619056" calcext:value-type="float">
            <text:p>-0,011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50]-[.B150]" office:value-type="float" office:value="-0.00160000000000005" calcext:value-type="float">
            <text:p>-0,00160000000000005</text:p>
          </table:table-cell>
          <table:table-cell table:formula="of:=SQRT([.C150]*[.C150] + [.F150]*[.F150])" office:value-type="float" office:value="0.0197989898732233" calcext:value-type="float">
            <text:p>0,0198</text:p>
          </table:table-cell>
          <table:table-cell table:formula="of:=(([.E150]-[.B150]) / [.B150]) * 100" office:value-type="float" office:value="-0.307633147471649" calcext:value-type="float">
            <text:p>-0,3076</text:p>
          </table:table-cell>
          <table:table-cell/>
          <table:table-cell table:formula="of:=[.H150]+1.96*[.I150]" office:value-type="float" office:value="0.0372060201515177" calcext:value-type="float">
            <text:p>0,0372</text:p>
          </table:table-cell>
          <table:table-cell table:formula="of:=[.H150]-1.96*[.I150]" office:value-type="float" office:value="-0.0404060201515178" calcext:value-type="float">
            <text:p>-0,04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1]-[.B151]" office:value-type="float" office:value="0" calcext:value-type="float">
            <text:p>0</text:p>
          </table:table-cell>
          <table:table-cell table:formula="of:=SQRT([.C151]*[.C151] + [.F151]*[.F15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1]+1.96*[.I151]" office:value-type="float" office:value="0" calcext:value-type="float">
            <text:p>0,0000</text:p>
          </table:table-cell>
          <table:table-cell table:formula="of:=[.H151]-1.96*[.I151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52]-[.B152]" office:value-type="float" office:value="-122730.9253" calcext:value-type="float">
            <text:p>-122730,9253</text:p>
          </table:table-cell>
          <table:table-cell table:formula="of:=SQRT([.C152]*[.C152] + [.F152]*[.F152])" office:value-type="float" office:value="233112.590747452" calcext:value-type="float">
            <text:p>233112,5907</text:p>
          </table:table-cell>
          <table:table-cell table:formula="of:=(([.E152]-[.B152]) / [.B152]) * 100" office:value-type="float" office:value="-5.84710829086573" calcext:value-type="float">
            <text:p>-5,8471</text:p>
          </table:table-cell>
          <table:table-cell/>
          <table:table-cell table:formula="of:=[.H152]+1.96*[.I152]" office:value-type="float" office:value="334169.752565006" calcext:value-type="float">
            <text:p>334169,7526</text:p>
          </table:table-cell>
          <table:table-cell table:formula="of:=[.H152]-1.96*[.I152]" office:value-type="float" office:value="-579631.603165007" calcext:value-type="float">
            <text:p>-579631,60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53]-[.B153]" office:value-type="float" office:value="-0.00609999999999999" calcext:value-type="float">
            <text:p>-0,00609999999999999</text:p>
          </table:table-cell>
          <table:table-cell table:formula="of:=SQRT([.C153]*[.C153] + [.F153]*[.F153])" office:value-type="float" office:value="0.00240416305603426" calcext:value-type="float">
            <text:p>0,0024</text:p>
          </table:table-cell>
          <table:table-cell table:formula="of:=(([.E153]-[.B153]) / [.B153]) * 100" office:value-type="float" office:value="-1.10888929285584" calcext:value-type="float">
            <text:p>-1,1089</text:p>
          </table:table-cell>
          <table:table-cell/>
          <table:table-cell table:formula="of:=[.H153]+1.96*[.I153]" office:value-type="float" office:value="-0.00138784041017284" calcext:value-type="float">
            <text:p>-0,0014</text:p>
          </table:table-cell>
          <table:table-cell table:formula="of:=[.H153]-1.96*[.I153]" office:value-type="float" office:value="-0.0108121595898271" calcext:value-type="float">
            <text:p>-0,0108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4]-[.B154]" office:value-type="float" office:value="0" calcext:value-type="float">
            <text:p>0</text:p>
          </table:table-cell>
          <table:table-cell table:formula="of:=SQRT([.C154]*[.C154] + [.F154]*[.F1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4]+1.96*[.I154]" office:value-type="float" office:value="0" calcext:value-type="float">
            <text:p>0,0000</text:p>
          </table:table-cell>
          <table:table-cell table:formula="of:=[.H154]-1.96*[.I154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55]-[.B155]" office:value-type="float" office:value="-951513.6807" calcext:value-type="float">
            <text:p>-951513,6807</text:p>
          </table:table-cell>
          <table:table-cell table:formula="of:=SQRT([.C155]*[.C155] + [.F155]*[.F155])" office:value-type="float" office:value="2282999.10430426" calcext:value-type="float">
            <text:p>2282999,1043</text:p>
          </table:table-cell>
          <table:table-cell table:formula="of:=(([.E155]-[.B155]) / [.B155]) * 100" office:value-type="float" office:value="-7.1288991945007" calcext:value-type="float">
            <text:p>-7,1289</text:p>
          </table:table-cell>
          <table:table-cell/>
          <table:table-cell table:formula="of:=[.H155]+1.96*[.I155]" office:value-type="float" office:value="3523164.56373636" calcext:value-type="float">
            <text:p>3523164,5637</text:p>
          </table:table-cell>
          <table:table-cell table:formula="of:=[.H155]-1.96*[.I155]" office:value-type="float" office:value="-5426191.92513636" calcext:value-type="float">
            <text:p>-5426191,92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59]-[.B159]" office:value-type="float" office:value="-0.00260000000000002" calcext:value-type="float">
            <text:p>-0,00260000000000002</text:p>
          </table:table-cell>
          <table:table-cell table:formula="of:=SQRT([.C159]*[.C159] + [.F159]*[.F159])" office:value-type="float" office:value="0.0162634559672906" calcext:value-type="float">
            <text:p>0,0163</text:p>
          </table:table-cell>
          <table:table-cell table:formula="of:=(([.E159]-[.B159]) / [.B159]) * 100" office:value-type="float" office:value="-1.34228187919464" calcext:value-type="float">
            <text:p>-1,3423</text:p>
          </table:table-cell>
          <table:table-cell/>
          <table:table-cell table:formula="of:=[.H159]+1.96*[.I159]" office:value-type="float" office:value="0.0292763736958895" calcext:value-type="float">
            <text:p>0,0293</text:p>
          </table:table-cell>
          <table:table-cell table:formula="of:=[.H159]-1.96*[.I159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60]-[.B160]" office:value-type="float" office:value="0" calcext:value-type="float">
            <text:p>0</text:p>
          </table:table-cell>
          <table:table-cell table:formula="of:=SQRT([.C160]*[.C160] + [.F160]*[.F160])" office:value-type="float" office:value="0.00494974746830583" calcext:value-type="float">
            <text:p>0,0049</text:p>
          </table:table-cell>
          <table:table-cell table:formula="of:=(([.E160]-[.B160]) / [.B160]) * 100" office:value-type="float" office:value="0" calcext:value-type="float">
            <text:p>0,0000</text:p>
          </table:table-cell>
          <table:table-cell/>
          <table:table-cell table:formula="of:=[.H160]+1.96*[.I160]" office:value-type="float" office:value="0.00970150503787943" calcext:value-type="float">
            <text:p>0,0097</text:p>
          </table:table-cell>
          <table:table-cell table:formula="of:=[.H160]-1.96*[.I160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1]-[.B161]" office:value-type="float" office:value="0.000200000000000033" calcext:value-type="float">
            <text:p>0,000200000000000033</text:p>
          </table:table-cell>
          <table:table-cell table:formula="of:=SQRT([.C161]*[.C161] + [.F161]*[.F161])" office:value-type="float" office:value="0.00622253967444162" calcext:value-type="float">
            <text:p>0,0062</text:p>
          </table:table-cell>
          <table:table-cell table:formula="of:=(([.E161]-[.B161]) / [.B161]) * 100" office:value-type="float" office:value="0.07668711656443" calcext:value-type="float">
            <text:p>0,0767</text:p>
          </table:table-cell>
          <table:table-cell/>
          <table:table-cell table:formula="of:=[.H161]+1.96*[.I161]" office:value-type="float" office:value="0.0123961777619056" calcext:value-type="float">
            <text:p>0,0124</text:p>
          </table:table-cell>
          <table:table-cell table:formula="of:=[.H161]-1.96*[.I161]" office:value-type="float" office:value="-0.0119961777619055" calcext:value-type="float">
            <text:p>-0,012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62]-[.B162]" office:value-type="float" office:value="0.0189" calcext:value-type="float">
            <text:p>0,0189</text:p>
          </table:table-cell>
          <table:table-cell table:formula="of:=SQRT([.C162]*[.C162] + [.F162]*[.F162])" office:value-type="float" office:value="0.0198698263706556" calcext:value-type="float">
            <text:p>0,0199</text:p>
          </table:table-cell>
          <table:table-cell table:formula="of:=(([.E162]-[.B162]) / [.B162]) * 100" office:value-type="float" office:value="3.7830264211369" calcext:value-type="float">
            <text:p>3,7830</text:p>
          </table:table-cell>
          <table:table-cell/>
          <table:table-cell table:formula="of:=[.H162]+1.96*[.I162]" office:value-type="float" office:value="0.0578448596864849" calcext:value-type="float">
            <text:p>0,0578</text:p>
          </table:table-cell>
          <table:table-cell table:formula="of:=[.H162]-1.96*[.I162]" office:value-type="float" office:value="-0.020044859686485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3]-[.B163]" office:value-type="float" office:value="0" calcext:value-type="float">
            <text:p>0</text:p>
          </table:table-cell>
          <table:table-cell table:formula="of:=SQRT([.C163]*[.C163] + [.F163]*[.F16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3]+1.96*[.I163]" office:value-type="float" office:value="0" calcext:value-type="float">
            <text:p>0,0000</text:p>
          </table:table-cell>
          <table:table-cell table:formula="of:=[.H163]-1.96*[.I163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64]-[.B164]" office:value-type="float" office:value="117922.9606" calcext:value-type="float">
            <text:p>117922,9606</text:p>
          </table:table-cell>
          <table:table-cell table:formula="of:=SQRT([.C164]*[.C164] + [.F164]*[.F164])" office:value-type="float" office:value="216978.602522627" calcext:value-type="float">
            <text:p>216978,6025</text:p>
          </table:table-cell>
          <table:table-cell table:formula="of:=(([.E164]-[.B164]) / [.B164]) * 100" office:value-type="float" office:value="6.34557938408336" calcext:value-type="float">
            <text:p>6,3456</text:p>
          </table:table-cell>
          <table:table-cell/>
          <table:table-cell table:formula="of:=[.H164]+1.96*[.I164]" office:value-type="float" office:value="543201.021544349" calcext:value-type="float">
            <text:p>543201,0215</text:p>
          </table:table-cell>
          <table:table-cell table:formula="of:=[.H164]-1.96*[.I164]" office:value-type="float" office:value="-307355.10034435" calcext:value-type="float">
            <text:p>-307355,10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65]-[.B165]" office:value-type="float" office:value="-0.00700000000000001" calcext:value-type="float">
            <text:p>-0,00700000000000001</text:p>
          </table:table-cell>
          <table:table-cell table:formula="of:=SQRT([.C165]*[.C165] + [.F165]*[.F165])" office:value-type="float" office:value="0.00240416305603426" calcext:value-type="float">
            <text:p>0,0024</text:p>
          </table:table-cell>
          <table:table-cell table:formula="of:=(([.E165]-[.B165]) / [.B165]) * 100" office:value-type="float" office:value="-1.27041742286751" calcext:value-type="float">
            <text:p>-1,2704</text:p>
          </table:table-cell>
          <table:table-cell/>
          <table:table-cell table:formula="of:=[.H165]+1.96*[.I165]" office:value-type="float" office:value="-0.00228784041017285" calcext:value-type="float">
            <text:p>-0,0023</text:p>
          </table:table-cell>
          <table:table-cell table:formula="of:=[.H165]-1.96*[.I165]" office:value-type="float" office:value="-0.0117121595898272" calcext:value-type="float">
            <text:p>-0,0117</text:p>
          </table:table-cell>
          <table:table-cell office:value-type="string" calcext:value-type="string">
            <text:p>160M k440 Inter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6]-[.B166]" office:value-type="float" office:value="0" calcext:value-type="float">
            <text:p>0</text:p>
          </table:table-cell>
          <table:table-cell table:formula="of:=SQRT([.C166]*[.C166] + [.F166]*[.F1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6]+1.96*[.I166]" office:value-type="float" office:value="0" calcext:value-type="float">
            <text:p>0,0000</text:p>
          </table:table-cell>
          <table:table-cell table:formula="of:=[.H166]-1.96*[.I166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67]-[.B167]" office:value-type="float" office:value="740191.6128" calcext:value-type="float">
            <text:p>740191,6128</text:p>
          </table:table-cell>
          <table:table-cell table:formula="of:=SQRT([.C167]*[.C167] + [.F167]*[.F167])" office:value-type="float" office:value="1512094.91823344" calcext:value-type="float">
            <text:p>1512094,9182</text:p>
          </table:table-cell>
          <table:table-cell table:formula="of:=(([.E167]-[.B167]) / [.B167]) * 100" office:value-type="float" office:value="6.35054072742703" calcext:value-type="float">
            <text:p>6,3505</text:p>
          </table:table-cell>
          <table:table-cell/>
          <table:table-cell table:formula="of:=[.H167]+1.96*[.I167]" office:value-type="float" office:value="3703897.65253754" calcext:value-type="float">
            <text:p>3703897,6525</text:p>
          </table:table-cell>
          <table:table-cell table:formula="of:=[.H167]-1.96*[.I167]" office:value-type="float" office:value="-2223514.42693754" calcext:value-type="float">
            <text:p>-2223514,4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Tin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843" calcext:value-type="float">
            <text:p>0,1843</text:p>
          </table:table-cell>
          <table:table-cell office:value-type="float" office:value="0.0113" calcext:value-type="float">
            <text:p>0,0113</text:p>
          </table:table-cell>
          <table:table-cell/>
          <table:table-cell table:formula="of:=[.E171]-[.B171]" office:value-type="float" office:value="-0.0282" calcext:value-type="float">
            <text:p>-0,0282</text:p>
          </table:table-cell>
          <table:table-cell table:formula="of:=SQRT([.C171]*[.C171] + [.F171]*[.F171])" office:value-type="float" office:value="0.0164830215676617" calcext:value-type="float">
            <text:p>0,0165</text:p>
          </table:table-cell>
          <table:table-cell table:formula="of:=(([.E171]-[.B171]) / [.B171]) * 100" office:value-type="float" office:value="-13.2705882352941" calcext:value-type="float">
            <text:p>-13,2706</text:p>
          </table:table-cell>
          <table:table-cell/>
          <table:table-cell table:formula="of:=[.H171]+1.96*[.I171]" office:value-type="float" office:value="0.00410672227261688" calcext:value-type="float">
            <text:p>0,0041</text:p>
          </table:table-cell>
          <table:table-cell table:formula="of:=[.H171]-1.96*[.I171]" office:value-type="float" office:value="-0.0605067222726169" calcext:value-type="float">
            <text:p>-0,060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72]-[.B172]" office:value-type="float" office:value="-0.0404" calcext:value-type="float">
            <text:p>-0,0404</text:p>
          </table:table-cell>
          <table:table-cell table:formula="of:=SQRT([.C172]*[.C172] + [.F172]*[.F172])" office:value-type="float" office:value="0.00509313263129874" calcext:value-type="float">
            <text:p>0,0051</text:p>
          </table:table-cell>
          <table:table-cell table:formula="of:=(([.E172]-[.B172]) / [.B172]) * 100" office:value-type="float" office:value="-14.9685068543905" calcext:value-type="float">
            <text:p>-14,9685</text:p>
          </table:table-cell>
          <table:table-cell/>
          <table:table-cell table:formula="of:=[.H172]+1.96*[.I172]" office:value-type="float" office:value="-0.0304174600426544" calcext:value-type="float">
            <text:p>-0,0304</text:p>
          </table:table-cell>
          <table:table-cell table:formula="of:=[.H172]-1.96*[.I172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8" calcext:value-type="float">
            <text:p>0,259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73]-[.B173]" office:value-type="float" office:value="0.00379999999999997" calcext:value-type="float">
            <text:p>0,00379999999999997</text:p>
          </table:table-cell>
          <table:table-cell table:formula="of:=SQRT([.C173]*[.C173] + [.F173]*[.F173])" office:value-type="float" office:value="0.00622253967444162" calcext:value-type="float">
            <text:p>0,0062</text:p>
          </table:table-cell>
          <table:table-cell table:formula="of:=(([.E173]-[.B173]) / [.B173]) * 100" office:value-type="float" office:value="1.48437499999999" calcext:value-type="float">
            <text:p>1,4844</text:p>
          </table:table-cell>
          <table:table-cell/>
          <table:table-cell table:formula="of:=[.H173]+1.96*[.I173]" office:value-type="float" office:value="0.0159961777619055" calcext:value-type="float">
            <text:p>0,0160</text:p>
          </table:table-cell>
          <table:table-cell table:formula="of:=[.H173]-1.96*[.I173]" office:value-type="float" office:value="-0.0083961777619056" calcext:value-type="float">
            <text:p>-0,008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style-name="ce1" office:value-type="float" office:value="0.498" calcext:value-type="float">
            <text:p>0,4980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74]-[.B174]" office:value-type="float" office:value="0.026" calcext:value-type="float">
            <text:p>0,026</text:p>
          </table:table-cell>
          <table:table-cell table:formula="of:=SQRT([.C174]*[.C174] + [.F174]*[.F174])" office:value-type="float" office:value="0.0198698263706556" calcext:value-type="float">
            <text:p>0,0199</text:p>
          </table:table-cell>
          <table:table-cell table:formula="of:=(([.E174]-[.B174]) / [.B174]) * 100" office:value-type="float" office:value="5.50847457627119" calcext:value-type="float">
            <text:p>5,5085</text:p>
          </table:table-cell>
          <table:table-cell/>
          <table:table-cell table:formula="of:=[.H174]+1.96*[.I174]" office:value-type="float" office:value="0.064944859686485" calcext:value-type="float">
            <text:p>0,0649</text:p>
          </table:table-cell>
          <table:table-cell table:formula="of:=[.H174]-1.96*[.I174]" office:value-type="float" office:value="-0.0129448596864849" calcext:value-type="float">
            <text:p>-0,01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5]-[.B175]" office:value-type="float" office:value="0" calcext:value-type="float">
            <text:p>0</text:p>
          </table:table-cell>
          <table:table-cell table:formula="of:=SQRT([.C175]*[.C175] + [.F175]*[.F17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5]+1.96*[.I175]" office:value-type="float" office:value="0" calcext:value-type="float">
            <text:p>0,0000</text:p>
          </table:table-cell>
          <table:table-cell table:formula="of:=[.H175]-1.96*[.I17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34160.4021" calcext:value-type="float">
            <text:p>1934160,4021</text:p>
          </table:table-cell>
          <table:table-cell office:value-type="float" office:value="153855.8657" calcext:value-type="float">
            <text:p>153855,8657</text:p>
          </table:table-cell>
          <table:table-cell/>
          <table:table-cell table:formula="of:=[.E176]-[.B176]" office:value-type="float" office:value="-1099014.8672" calcext:value-type="float">
            <text:p>-1099014,8672</text:p>
          </table:table-cell>
          <table:table-cell table:formula="of:=SQRT([.C176]*[.C176] + [.F176]*[.F176])" office:value-type="float" office:value="327338.047896966" calcext:value-type="float">
            <text:p>327338,0479</text:p>
          </table:table-cell>
          <table:table-cell table:formula="of:=(([.E176]-[.B176]) / [.B176]) * 100" office:value-type="float" office:value="-36.2331474321176" calcext:value-type="float">
            <text:p>-36,2331</text:p>
          </table:table-cell>
          <table:table-cell/>
          <table:table-cell table:formula="of:=[.H176]+1.96*[.I176]" office:value-type="float" office:value="-457432.293321946" calcext:value-type="float">
            <text:p>-457432,2933</text:p>
          </table:table-cell>
          <table:table-cell table:formula="of:=[.H176]-1.96*[.I176]" office:value-type="float" office:value="-1740597.44107805" calcext:value-type="float">
            <text:p>-1740597,4411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63" calcext:value-type="float">
            <text:p>0,5363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77]-[.B177]" office:value-type="float" office:value="0.0169" calcext:value-type="float">
            <text:p>0,0169</text:p>
          </table:table-cell>
          <table:table-cell table:formula="of:=SQRT([.C177]*[.C177] + [.F177]*[.F177])" office:value-type="float" office:value="0.00240831891575846" calcext:value-type="float">
            <text:p>0,0024</text:p>
          </table:table-cell>
          <table:table-cell table:formula="of:=(([.E177]-[.B177]) / [.B177]) * 100" office:value-type="float" office:value="3.25375433192145" calcext:value-type="float">
            <text:p>3,2538</text:p>
          </table:table-cell>
          <table:table-cell/>
          <table:table-cell table:formula="of:=[.H177]+1.96*[.I177]" office:value-type="float" office:value="0.0216203050748866" calcext:value-type="float">
            <text:p>0,0216</text:p>
          </table:table-cell>
          <table:table-cell table:formula="of:=[.H177]-1.96*[.I177]" office:value-type="float" office:value="0.0121796949251134" calcext:value-type="float">
            <text:p>0,0122</text:p>
          </table:table-cell>
          <table:table-cell office:value-type="string" calcext:value-type="string">
            <text:p>Density Tin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8]-[.B178]" office:value-type="float" office:value="0" calcext:value-type="float">
            <text:p>0</text:p>
          </table:table-cell>
          <table:table-cell table:formula="of:=SQRT([.C178]*[.C178] + [.F178]*[.F1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8]+1.96*[.I178]" office:value-type="float" office:value="0" calcext:value-type="float">
            <text:p>0,0000</text:p>
          </table:table-cell>
          <table:table-cell table:formula="of:=[.H178]-1.96*[.I1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354382.8435" calcext:value-type="float">
            <text:p>10354382,8435</text:p>
          </table:table-cell>
          <table:table-cell table:style-name="ce1" office:value-type="float" office:value="900493.0078" calcext:value-type="float">
            <text:p>900493,0078</text:p>
          </table:table-cell>
          <table:table-cell/>
          <table:table-cell table:formula="of:=[.E179]-[.B179]" office:value-type="float" office:value="-16713568.5026" calcext:value-type="float">
            <text:p>-16713568,5026</text:p>
          </table:table-cell>
          <table:table-cell table:formula="of:=SQRT([.C179]*[.C179] + [.F179]*[.F179])" office:value-type="float" office:value="2855732.04159459" calcext:value-type="float">
            <text:p>2855732,0416</text:p>
          </table:table-cell>
          <table:table-cell table:formula="of:=(([.E179]-[.B179]) / [.B179]) * 100" office:value-type="float" office:value="-61.7467066084708" calcext:value-type="float">
            <text:p>-61,7467</text:p>
          </table:table-cell>
          <table:table-cell/>
          <table:table-cell table:formula="of:=[.H179]+1.96*[.I179]" office:value-type="float" office:value="-11116333.7010746" calcext:value-type="float">
            <text:p>-11116333,7011</text:p>
          </table:table-cell>
          <table:table-cell table:formula="of:=[.H179]-1.96*[.I179]" office:value-type="float" office:value="-22310803.3041254" calcext:value-type="float">
            <text:p>-22310803,3041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Nan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83]-[.B183]" office:value-type="float" office:value="-0.0197" calcext:value-type="float">
            <text:p>-0,0197</text:p>
          </table:table-cell>
          <table:table-cell table:formula="of:=SQRT([.C183]*[.C183] + [.F183]*[.F183])" office:value-type="float" office:value="0.0166207701385947" calcext:value-type="float">
            <text:p>0,0166</text:p>
          </table:table-cell>
          <table:table-cell table:formula="of:=(([.E183]-[.B183]) / [.B183]) * 100" office:value-type="float" office:value="-9.27058823529412" calcext:value-type="float">
            <text:p>-9,2706</text:p>
          </table:table-cell>
          <table:table-cell/>
          <table:table-cell table:formula="of:=[.H183]+1.96*[.I183]" office:value-type="float" office:value="0.0128767094716455" calcext:value-type="float">
            <text:p>0,0129</text:p>
          </table:table-cell>
          <table:table-cell table:formula="of:=[.H183]-1.96*[.I183]" office:value-type="float" office:value="-0.0522767094716455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84]-[.B184]" office:value-type="float" office:value="-0.0404" calcext:value-type="float">
            <text:p>-0,0404</text:p>
          </table:table-cell>
          <table:table-cell table:formula="of:=SQRT([.C184]*[.C184] + [.F184]*[.F184])" office:value-type="float" office:value="0.00509313263129874" calcext:value-type="float">
            <text:p>0,0051</text:p>
          </table:table-cell>
          <table:table-cell table:formula="of:=(([.E184]-[.B184]) / [.B184]) * 100" office:value-type="float" office:value="-14.9685068543905" calcext:value-type="float">
            <text:p>-14,9685</text:p>
          </table:table-cell>
          <table:table-cell/>
          <table:table-cell table:formula="of:=[.H184]+1.96*[.I184]" office:value-type="float" office:value="-0.0304174600426544" calcext:value-type="float">
            <text:p>-0,0304</text:p>
          </table:table-cell>
          <table:table-cell table:formula="of:=[.H184]-1.96*[.I184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96" calcext:value-type="float">
            <text:p>0,259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85]-[.B185]" office:value-type="float" office:value="0.00359999999999999" calcext:value-type="float">
            <text:p>0,00359999999999999</text:p>
          </table:table-cell>
          <table:table-cell table:formula="of:=SQRT([.C185]*[.C185] + [.F185]*[.F185])" office:value-type="float" office:value="0.00622253967444162" calcext:value-type="float">
            <text:p>0,0062</text:p>
          </table:table-cell>
          <table:table-cell table:formula="of:=(([.E185]-[.B185]) / [.B185]) * 100" office:value-type="float" office:value="1.40625" calcext:value-type="float">
            <text:p>1,4063</text:p>
          </table:table-cell>
          <table:table-cell/>
          <table:table-cell table:formula="of:=[.H185]+1.96*[.I185]" office:value-type="float" office:value="0.0157961777619056" calcext:value-type="float">
            <text:p>0,0158</text:p>
          </table:table-cell>
          <table:table-cell table:formula="of:=[.H185]-1.96*[.I185]" office:value-type="float" office:value="-0.00859617776190558" calcext:value-type="float">
            <text:p>-0,008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36" calcext:value-type="float">
            <text:p>0,5036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86]-[.B186]" office:value-type="float" office:value="0.0316000000000001" calcext:value-type="float">
            <text:p>0,0316000000000001</text:p>
          </table:table-cell>
          <table:table-cell table:formula="of:=SQRT([.C186]*[.C186] + [.F186]*[.F186])" office:value-type="float" office:value="0.0198698263706556" calcext:value-type="float">
            <text:p>0,0199</text:p>
          </table:table-cell>
          <table:table-cell table:formula="of:=(([.E186]-[.B186]) / [.B186]) * 100" office:value-type="float" office:value="6.6949152542373" calcext:value-type="float">
            <text:p>6,6949</text:p>
          </table:table-cell>
          <table:table-cell/>
          <table:table-cell table:formula="of:=[.H186]+1.96*[.I186]" office:value-type="float" office:value="0.070544859686485" calcext:value-type="float">
            <text:p>0,0705</text:p>
          </table:table-cell>
          <table:table-cell table:formula="of:=[.H186]-1.96*[.I186]" office:value-type="float" office:value="-0.00734485968648487" calcext:value-type="float">
            <text:p>-0,007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7]-[.B187]" office:value-type="float" office:value="0" calcext:value-type="float">
            <text:p>0</text:p>
          </table:table-cell>
          <table:table-cell table:formula="of:=SQRT([.C187]*[.C187] + [.F187]*[.F18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87]+1.96*[.I187]" office:value-type="float" office:value="0" calcext:value-type="float">
            <text:p>0,0000</text:p>
          </table:table-cell>
          <table:table-cell table:formula="of:=[.H187]-1.96*[.I18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71303.2176" calcext:value-type="float">
            <text:p>1871303,2176</text:p>
          </table:table-cell>
          <table:table-cell office:value-type="float" office:value="150515.6406" calcext:value-type="float">
            <text:p>150515,6406</text:p>
          </table:table-cell>
          <table:table-cell/>
          <table:table-cell table:formula="of:=[.E188]-[.B188]" office:value-type="float" office:value="-1161872.0517" calcext:value-type="float">
            <text:p>-1161872,0517</text:p>
          </table:table-cell>
          <table:table-cell table:formula="of:=SQRT([.C188]*[.C188] + [.F188]*[.F188])" office:value-type="float" office:value="325781.411771648" calcext:value-type="float">
            <text:p>325781,4118</text:p>
          </table:table-cell>
          <table:table-cell table:formula="of:=(([.E188]-[.B188]) / [.B188]) * 100" office:value-type="float" office:value="-38.3054702924615" calcext:value-type="float">
            <text:p>-38,3055</text:p>
          </table:table-cell>
          <table:table-cell/>
          <table:table-cell table:formula="of:=[.H188]+1.96*[.I188]" office:value-type="float" office:value="-523340.484627569" calcext:value-type="float">
            <text:p>-523340,4846</text:p>
          </table:table-cell>
          <table:table-cell table:formula="of:=[.H188]-1.96*[.I188]" office:value-type="float" office:value="-1800403.61877243" calcext:value-type="float">
            <text:p>-1800403,6188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64" calcext:value-type="float">
            <text:p>0,5364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89]-[.B189]" office:value-type="float" office:value="0.017" calcext:value-type="float">
            <text:p>0,017</text:p>
          </table:table-cell>
          <table:table-cell table:formula="of:=SQRT([.C189]*[.C189] + [.F189]*[.F189])" office:value-type="float" office:value="0.00240831891575846" calcext:value-type="float">
            <text:p>0,0024</text:p>
          </table:table-cell>
          <table:table-cell table:formula="of:=(([.E189]-[.B189]) / [.B189]) * 100" office:value-type="float" office:value="3.273007316134" calcext:value-type="float">
            <text:p>3,2730</text:p>
          </table:table-cell>
          <table:table-cell/>
          <table:table-cell table:formula="of:=[.H189]+1.96*[.I189]" office:value-type="float" office:value="0.0217203050748866" calcext:value-type="float">
            <text:p>0,0217</text:p>
          </table:table-cell>
          <table:table-cell table:formula="of:=[.H189]-1.96*[.I189]" office:value-type="float" office:value="0.0122796949251134" calcext:value-type="float">
            <text:p>0,0123</text:p>
          </table:table-cell>
          <table:table-cell office:value-type="string" calcext:value-type="string">
            <text:p>Density Nan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0]-[.B190]" office:value-type="float" office:value="0" calcext:value-type="float">
            <text:p>0</text:p>
          </table:table-cell>
          <table:table-cell table:formula="of:=SQRT([.C190]*[.C190] + [.F190]*[.F1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0]+1.96*[.I190]" office:value-type="float" office:value="0" calcext:value-type="float">
            <text:p>0,0000</text:p>
          </table:table-cell>
          <table:table-cell table:formula="of:=[.H190]-1.96*[.I1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513877.8584" calcext:value-type="float">
            <text:p>10513877,8584</text:p>
          </table:table-cell>
          <table:table-cell table:style-name="ce1" office:value-type="float" office:value="926264.3394" calcext:value-type="float">
            <text:p>926264,3394</text:p>
          </table:table-cell>
          <table:table-cell/>
          <table:table-cell table:formula="of:=[.E191]-[.B191]" office:value-type="float" office:value="-16554073.4877" calcext:value-type="float">
            <text:p>-16554073,4877</text:p>
          </table:table-cell>
          <table:table-cell table:formula="of:=SQRT([.C191]*[.C191] + [.F191]*[.F191])" office:value-type="float" office:value="2863962.89479061" calcext:value-type="float">
            <text:p>2863962,8948</text:p>
          </table:table-cell>
          <table:table-cell table:formula="of:=(([.E191]-[.B191]) / [.B191]) * 100" office:value-type="float" office:value="-61.1574672794184" calcext:value-type="float">
            <text:p>-61,1575</text:p>
          </table:table-cell>
          <table:table-cell/>
          <table:table-cell table:formula="of:=[.H191]+1.96*[.I191]" office:value-type="float" office:value="-10940706.2139104" calcext:value-type="float">
            <text:p>-10940706,2139</text:p>
          </table:table-cell>
          <table:table-cell table:formula="of:=[.H191]-1.96*[.I191]" office:value-type="float" office:value="-22167440.7614896" calcext:value-type="float">
            <text:p>-22167440,7615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Pic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95]-[.B195]" office:value-type="float" office:value="-0.0222" calcext:value-type="float">
            <text:p>-0,0222</text:p>
          </table:table-cell>
          <table:table-cell table:formula="of:=SQRT([.C195]*[.C195] + [.F195]*[.F195])" office:value-type="float" office:value="0.0166207701385947" calcext:value-type="float">
            <text:p>0,0166</text:p>
          </table:table-cell>
          <table:table-cell table:formula="of:=(([.E195]-[.B195]) / [.B195]) * 100" office:value-type="float" office:value="-10.4470588235294" calcext:value-type="float">
            <text:p>-10,4471</text:p>
          </table:table-cell>
          <table:table-cell/>
          <table:table-cell table:formula="of:=[.H195]+1.96*[.I195]" office:value-type="float" office:value="0.0103767094716455" calcext:value-type="float">
            <text:p>0,0104</text:p>
          </table:table-cell>
          <table:table-cell table:formula="of:=[.H195]-1.96*[.I195]" office:value-type="float" office:value="-0.0547767094716455" calcext:value-type="float">
            <text:p>-0,05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96]-[.B196]" office:value-type="float" office:value="-0.0404" calcext:value-type="float">
            <text:p>-0,0404</text:p>
          </table:table-cell>
          <table:table-cell table:formula="of:=SQRT([.C196]*[.C196] + [.F196]*[.F196])" office:value-type="float" office:value="0.00509313263129874" calcext:value-type="float">
            <text:p>0,0051</text:p>
          </table:table-cell>
          <table:table-cell table:formula="of:=(([.E196]-[.B196]) / [.B196]) * 100" office:value-type="float" office:value="-14.9685068543905" calcext:value-type="float">
            <text:p>-14,9685</text:p>
          </table:table-cell>
          <table:table-cell/>
          <table:table-cell table:formula="of:=[.H196]+1.96*[.I196]" office:value-type="float" office:value="-0.0304174600426544" calcext:value-type="float">
            <text:p>-0,0304</text:p>
          </table:table-cell>
          <table:table-cell table:formula="of:=[.H196]-1.96*[.I196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83" calcext:value-type="float">
            <text:p>0,258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97]-[.B197]" office:value-type="float" office:value="0.00229999999999997" calcext:value-type="float">
            <text:p>0,00229999999999997</text:p>
          </table:table-cell>
          <table:table-cell table:formula="of:=SQRT([.C197]*[.C197] + [.F197]*[.F197])" office:value-type="float" office:value="0.00622253967444162" calcext:value-type="float">
            <text:p>0,0062</text:p>
          </table:table-cell>
          <table:table-cell table:formula="of:=(([.E197]-[.B197]) / [.B197]) * 100" office:value-type="float" office:value="0.898437499999988" calcext:value-type="float">
            <text:p>0,8984</text:p>
          </table:table-cell>
          <table:table-cell/>
          <table:table-cell table:formula="of:=[.H197]+1.96*[.I197]" office:value-type="float" office:value="0.0144961777619055" calcext:value-type="float">
            <text:p>0,0145</text:p>
          </table:table-cell>
          <table:table-cell table:formula="of:=[.H197]-1.96*[.I197]" office:value-type="float" office:value="-0.0098961777619056" calcext:value-type="float">
            <text:p>-0,00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57" calcext:value-type="float">
            <text:p>0,4957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98]-[.B198]" office:value-type="float" office:value="0.0237" calcext:value-type="float">
            <text:p>0,0237</text:p>
          </table:table-cell>
          <table:table-cell table:formula="of:=SQRT([.C198]*[.C198] + [.F198]*[.F198])" office:value-type="float" office:value="0.0198698263706556" calcext:value-type="float">
            <text:p>0,0199</text:p>
          </table:table-cell>
          <table:table-cell table:formula="of:=(([.E198]-[.B198]) / [.B198]) * 100" office:value-type="float" office:value="5.02118644067797" calcext:value-type="float">
            <text:p>5,0212</text:p>
          </table:table-cell>
          <table:table-cell/>
          <table:table-cell table:formula="of:=[.H198]+1.96*[.I198]" office:value-type="float" office:value="0.062644859686485" calcext:value-type="float">
            <text:p>0,0626</text:p>
          </table:table-cell>
          <table:table-cell table:formula="of:=[.H198]-1.96*[.I198]" office:value-type="float" office:value="-0.0152448596864849" calcext:value-type="float">
            <text:p>-0,015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9]-[.B199]" office:value-type="float" office:value="0" calcext:value-type="float">
            <text:p>0</text:p>
          </table:table-cell>
          <table:table-cell table:formula="of:=SQRT([.C199]*[.C199] + [.F199]*[.F19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9]+1.96*[.I199]" office:value-type="float" office:value="0" calcext:value-type="float">
            <text:p>0,0000</text:p>
          </table:table-cell>
          <table:table-cell table:formula="of:=[.H199]-1.96*[.I19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64196.9255" calcext:value-type="float">
            <text:p>1964196,9255</text:p>
          </table:table-cell>
          <table:table-cell office:value-type="float" office:value="153419.7846" calcext:value-type="float">
            <text:p>153419,7846</text:p>
          </table:table-cell>
          <table:table-cell/>
          <table:table-cell table:formula="of:=[.E200]-[.B200]" office:value-type="float" office:value="-1068978.3438" calcext:value-type="float">
            <text:p>-1068978,3438</text:p>
          </table:table-cell>
          <table:table-cell table:formula="of:=SQRT([.C200]*[.C200] + [.F200]*[.F200])" office:value-type="float" office:value="327133.306921521" calcext:value-type="float">
            <text:p>327133,3069</text:p>
          </table:table-cell>
          <table:table-cell table:formula="of:=(([.E200]-[.B200]) / [.B200]) * 100" office:value-type="float" office:value="-35.2428807731477" calcext:value-type="float">
            <text:p>-35,2429</text:p>
          </table:table-cell>
          <table:table-cell/>
          <table:table-cell table:formula="of:=[.H200]+1.96*[.I200]" office:value-type="float" office:value="-427797.062233818" calcext:value-type="float">
            <text:p>-427797,0622</text:p>
          </table:table-cell>
          <table:table-cell table:formula="of:=[.H200]-1.96*[.I200]" office:value-type="float" office:value="-1710159.62536618" calcext:value-type="float">
            <text:p>-1710159,6254</text:p>
          </table:table-cell>
          <table:table-cell office:value-type="string" calcext:value-type="string">
            <text:p>Density Pic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83" calcext:value-type="float">
            <text:p>0,5383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1]-[.B201]" office:value-type="float" office:value="0.0189" calcext:value-type="float">
            <text:p>0,0189</text:p>
          </table:table-cell>
          <table:table-cell table:formula="of:=SQRT([.C201]*[.C201] + [.F201]*[.F201])" office:value-type="float" office:value="0.00247588368062799" calcext:value-type="float">
            <text:p>0,0025</text:p>
          </table:table-cell>
          <table:table-cell table:formula="of:=(([.E201]-[.B201]) / [.B201]) * 100" office:value-type="float" office:value="3.63881401617251" calcext:value-type="float">
            <text:p>3,6388</text:p>
          </table:table-cell>
          <table:table-cell/>
          <table:table-cell table:formula="of:=[.H201]+1.96*[.I201]" office:value-type="float" office:value="0.0237527320140309" calcext:value-type="float">
            <text:p>0,0238</text:p>
          </table:table-cell>
          <table:table-cell table:formula="of:=[.H201]-1.96*[.I201]" office:value-type="float" office:value="0.0140472679859692" calcext:value-type="float">
            <text:p>0,0140</text:p>
          </table:table-cell>
          <table:table-cell office:value-type="string" calcext:value-type="string">
            <text:p>Density Pic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02]-[.B202]" office:value-type="float" office:value="0" calcext:value-type="float">
            <text:p>0</text:p>
          </table:table-cell>
          <table:table-cell table:formula="of:=SQRT([.C202]*[.C202] + [.F202]*[.F20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02]+1.96*[.I202]" office:value-type="float" office:value="0" calcext:value-type="float">
            <text:p>0,0000</text:p>
          </table:table-cell>
          <table:table-cell table:formula="of:=[.H202]-1.96*[.I20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720344.5522" calcext:value-type="float">
            <text:p>10720344,5522</text:p>
          </table:table-cell>
          <table:table-cell table:style-name="ce1" office:value-type="float" office:value="925236.7038" calcext:value-type="float">
            <text:p>925236,7038</text:p>
          </table:table-cell>
          <table:table-cell/>
          <table:table-cell table:formula="of:=[.E203]-[.B203]" office:value-type="float" office:value="-16347606.7939" calcext:value-type="float">
            <text:p>-16347606,7939</text:p>
          </table:table-cell>
          <table:table-cell table:formula="of:=SQRT([.C203]*[.C203] + [.F203]*[.F203])" office:value-type="float" office:value="2863630.70146135" calcext:value-type="float">
            <text:p>2863630,7015</text:p>
          </table:table-cell>
          <table:table-cell table:formula="of:=(([.E203]-[.B203]) / [.B203]) * 100" office:value-type="float" office:value="-60.3946955012367" calcext:value-type="float">
            <text:p>-60,3947</text:p>
          </table:table-cell>
          <table:table-cell/>
          <table:table-cell table:formula="of:=[.H203]+1.96*[.I203]" office:value-type="float" office:value="-10734890.6190358" calcext:value-type="float">
            <text:p>-10734890,6190</text:p>
          </table:table-cell>
          <table:table-cell table:formula="of:=[.H203]-1.96*[.I203]" office:value-type="float" office:value="-21960322.9687642" calcext:value-type="float">
            <text:p>-21960322,9688</text:p>
          </table:table-cell>
          <table:table-cell office:value-type="string" calcext:value-type="string">
            <text:p>Density Pico severely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.00.0000</text:date>, <text:time style:data-style-name="N2" text:time-value="02:31:28.91267143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12T02:41:39.075125309</dc:date>
    <meta:editing-duration>PT3H16M33S</meta:editing-duration>
    <meta:editing-cycles>29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848" meta:object-count="0"/>
  </office:meta>
</office:document-meta>
</file>